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4" style:family="table">
      <style:table-properties style:width="5.8819in" table:align="center"/>
    </style:style>
    <style:style style:name="Table4.A" style:family="table-column">
      <style:table-column-properties style:column-width="1.8625in"/>
    </style:style>
    <style:style style:name="Table4.B" style:family="table-column">
      <style:table-column-properties style:column-width="4.0194in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4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4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4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4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4.B4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" style:family="table">
      <style:table-properties style:width="5.8819in" table:align="center"/>
    </style:style>
    <style:style style:name="Table3.A" style:family="table-column">
      <style:table-column-properties style:column-width="1.8625in"/>
    </style:style>
    <style:style style:name="Table3.B" style:family="table-column">
      <style:table-column-properties style:column-width="4.0194in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3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3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3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B4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B5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B6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B7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B8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B9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B10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B11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B1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7" style:family="table">
      <style:table-properties style:width="5.8819in" table:align="center"/>
    </style:style>
    <style:style style:name="Table7.A" style:family="table-column">
      <style:table-column-properties style:column-width="1.8625in"/>
    </style:style>
    <style:style style:name="Table7.B" style:family="table-column">
      <style:table-column-properties style:column-width="4.0194in"/>
    </style:style>
    <style:style style:name="Table7.1" style:family="table-row">
      <style:table-row-properties fo:background-color="#0000ff" fo:keep-together="always">
        <style:background-image/>
      </style:table-row-properties>
    </style:style>
    <style:style style:name="Table7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7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7.2" style:family="table-row">
      <style:table-row-properties fo:keep-together="always"/>
    </style:style>
    <style:style style:name="Table7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7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7.3" style:family="table-row">
      <style:table-row-properties fo:keep-together="always"/>
    </style:style>
    <style:style style:name="Table7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7.4" style:family="table-row">
      <style:table-row-properties fo:keep-together="always"/>
    </style:style>
    <style:style style:name="Table7.B4" style:family="table-cell">
      <style:table-cell-properties fo:padding="0.0382in" fo:border-left="0.05pt solid #0000ff" fo:border-right="0.05pt solid #0000ff" fo:border-top="none" fo:border-bottom="0.05pt solid #0000ff"/>
    </style:style>
    <style:style style:name="Table7.5" style:family="table-row">
      <style:table-row-properties fo:keep-together="always"/>
    </style:style>
    <style:style style:name="Table7.B5" style:family="table-cell">
      <style:table-cell-properties fo:padding="0.0382in" fo:border-left="0.05pt solid #0000ff" fo:border-right="0.05pt solid #0000ff" fo:border-top="none" fo:border-bottom="0.05pt solid #0000ff"/>
    </style:style>
    <style:style style:name="Table7.6" style:family="table-row">
      <style:table-row-properties fo:keep-together="always"/>
    </style:style>
    <style:style style:name="Table7.B6" style:family="table-cell">
      <style:table-cell-properties fo:padding="0.0382in" fo:border-left="0.05pt solid #0000ff" fo:border-right="0.05pt solid #0000ff" fo:border-top="none" fo:border-bottom="0.05pt solid #0000ff"/>
    </style:style>
    <style:style style:name="Table7.7" style:family="table-row">
      <style:table-row-properties fo:keep-together="always"/>
    </style:style>
    <style:style style:name="Table7.B7" style:family="table-cell">
      <style:table-cell-properties fo:padding="0.0382in" fo:border-left="0.05pt solid #0000ff" fo:border-right="0.05pt solid #0000ff" fo:border-top="none" fo:border-bottom="0.05pt solid #0000ff"/>
    </style:style>
    <style:style style:name="Table7.8" style:family="table-row">
      <style:table-row-properties fo:keep-together="always"/>
    </style:style>
    <style:style style:name="Table7.B8" style:family="table-cell">
      <style:table-cell-properties fo:padding="0.0382in" fo:border-left="0.05pt solid #0000ff" fo:border-right="0.05pt solid #0000ff" fo:border-top="none" fo:border-bottom="0.05pt solid #0000ff"/>
    </style:style>
    <style:style style:name="Table7.9" style:family="table-row">
      <style:table-row-properties fo:keep-together="always"/>
    </style:style>
    <style:style style:name="Table7.B9" style:family="table-cell">
      <style:table-cell-properties fo:padding="0.0382in" fo:border-left="0.05pt solid #0000ff" fo:border-right="0.05pt solid #0000ff" fo:border-top="none" fo:border-bottom="0.05pt solid #0000ff"/>
    </style:style>
    <style:style style:name="Table7.10" style:family="table-row">
      <style:table-row-properties fo:keep-together="always"/>
    </style:style>
    <style:style style:name="Table7.B10" style:family="table-cell">
      <style:table-cell-properties fo:padding="0.0382in" fo:border-left="0.05pt solid #0000ff" fo:border-right="0.05pt solid #0000ff" fo:border-top="none" fo:border-bottom="0.05pt solid #0000ff"/>
    </style:style>
    <style:style style:name="Table7.11" style:family="table-row">
      <style:table-row-properties fo:keep-together="always"/>
    </style:style>
    <style:style style:name="Table7.B11" style:family="table-cell">
      <style:table-cell-properties fo:padding="0.0382in" fo:border-left="0.05pt solid #0000ff" fo:border-right="0.05pt solid #0000ff" fo:border-top="none" fo:border-bottom="0.05pt solid #0000ff"/>
    </style:style>
    <style:style style:name="Table7.12" style:family="table-row">
      <style:table-row-properties fo:keep-together="always"/>
    </style:style>
    <style:style style:name="Table7.B1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7.13" style:family="table-row">
      <style:table-row-properties fo:keep-together="always"/>
    </style:style>
    <style:style style:name="Table7.B1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" style:family="table">
      <style:table-properties style:width="5.8813in" fo:margin-left="0.5146in" fo:margin-right="0.5292in" table:align="margins"/>
    </style:style>
    <style:style style:name="Table1.A" style:family="table-column">
      <style:table-column-properties style:column-width="1.6771in" style:rel-column-width="18687*"/>
    </style:style>
    <style:style style:name="Table1.B" style:family="table-column">
      <style:table-column-properties style:column-width="4.2042in" style:rel-column-width="46848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" style:family="table">
      <style:table-properties style:width="5.8813in" fo:margin-left="0.5146in" fo:margin-right="0.5292in" table:align="margins"/>
    </style:style>
    <style:style style:name="Table2.A" style:family="table-column">
      <style:table-column-properties style:column-width="1.6771in" style:rel-column-width="18687*"/>
    </style:style>
    <style:style style:name="Table2.B" style:family="table-column">
      <style:table-column-properties style:column-width="4.2042in" style:rel-column-width="46848*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2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2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2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5" style:family="table">
      <style:table-properties style:width="5.8813in" fo:margin-left="0.5146in" fo:margin-right="0.5292in" table:align="margins"/>
    </style:style>
    <style:style style:name="Table5.A" style:family="table-column">
      <style:table-column-properties style:column-width="1.6771in" style:rel-column-width="18687*"/>
    </style:style>
    <style:style style:name="Table5.B" style:family="table-column">
      <style:table-column-properties style:column-width="4.2042in" style:rel-column-width="46848*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5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5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5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6" style:family="table">
      <style:table-properties style:width="5.8813in" fo:margin-left="0.5146in" fo:margin-right="0.5292in" table:align="margins"/>
    </style:style>
    <style:style style:name="Table6.A" style:family="table-column">
      <style:table-column-properties style:column-width="1.6771in" style:rel-column-width="18687*"/>
    </style:style>
    <style:style style:name="Table6.B" style:family="table-column">
      <style:table-column-properties style:column-width="4.2042in" style:rel-column-width="46848*"/>
    </style:style>
    <style:style style:name="Table6.1" style:family="table-row">
      <style:table-row-properties fo:background-color="#0000ff">
        <style:background-image/>
      </style:table-row-properties>
    </style:style>
    <style:style style:name="Table6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6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6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6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6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8" style:family="table">
      <style:table-properties style:width="5.8813in" fo:margin-left="0.5146in" fo:margin-right="0.5292in" table:align="margins"/>
    </style:style>
    <style:style style:name="Table8.A" style:family="table-column">
      <style:table-column-properties style:column-width="1.6771in" style:rel-column-width="18687*"/>
    </style:style>
    <style:style style:name="Table8.B" style:family="table-column">
      <style:table-column-properties style:column-width="4.2042in" style:rel-column-width="46848*"/>
    </style:style>
    <style:style style:name="Table8.1" style:family="table-row">
      <style:table-row-properties fo:background-color="#0000ff">
        <style:background-image/>
      </style:table-row-properties>
    </style:style>
    <style:style style:name="Table8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8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8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8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9" style:family="table">
      <style:table-properties style:width="5.8813in" fo:margin-left="0.5146in" fo:margin-right="0.5292in" table:align="margins"/>
    </style:style>
    <style:style style:name="Table9.A" style:family="table-column">
      <style:table-column-properties style:column-width="1.6771in" style:rel-column-width="18687*"/>
    </style:style>
    <style:style style:name="Table9.B" style:family="table-column">
      <style:table-column-properties style:column-width="4.2042in" style:rel-column-width="46848*"/>
    </style:style>
    <style:style style:name="Table9.1" style:family="table-row">
      <style:table-row-properties fo:background-color="#0000ff">
        <style:background-image/>
      </style:table-row-properties>
    </style:style>
    <style:style style:name="Table9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9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9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9.B2" style:family="table-cell">
      <style:table-cell-properties fo:padding="0.0382in" fo:border-left="0.05pt solid #0000ff" fo:border-right="0.05pt solid #0000ff" fo:border-top="none" fo:border-bottom="0.05pt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Method_20_Body">
      <style:paragraph-properties fo:margin-left="0in" fo:margin-right="0in" fo:text-indent="0in" style:auto-text-indent="false"/>
    </style:style>
    <style:style style:name="P3" style:family="paragraph" style:parent-style-name="Method_20_Body">
      <style:paragraph-properties fo:margin-left="0in" fo:margin-right="0in" fo:text-indent="0in" style:auto-text-indent="false"/>
      <style:text-properties fo:color="#0000ff"/>
    </style:style>
    <style:style style:name="P4" style:family="paragraph" style:parent-style-name="Method_20_Body">
      <style:paragraph-properties fo:margin-left="0in" fo:margin-right="0in" fo:text-indent="0in" style:auto-text-indent="false"/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P5" style:family="paragraph" style:parent-style-name="Method_20_Code_20_Listing">
      <style:text-properties fo:color="#000080"/>
    </style:style>
    <style:style style:name="P6" style:family="paragraph" style:parent-style-name="Code_20_Listing">
      <style:text-properties fo:color="#000080"/>
    </style:style>
    <style:style style:name="P7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8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9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fo:color="#0000ff"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fo:color="#00ae00" fo:font-size="11pt" fo:font-weight="bold" fo:background-color="transparent" style:font-size-asian="11pt" style:font-weight-asian="bold" style:font-size-complex="11pt" style:font-weight-complex="bold"/>
    </style:style>
    <style:style style:name="P12" style:family="paragraph" style:parent-style-name="Code_20_Listing">
      <style:paragraph-properties fo:break-before="page"/>
      <style:text-properties fo:color="#000080"/>
    </style:style>
    <style:style style:name="P13" style:family="paragraph" style:parent-style-name="Method_20_Body">
      <style:text-properties fo:color="#000080"/>
    </style:style>
    <style:style style:name="P14" style:family="paragraph" style:parent-style-name="Method_20_Body">
      <style:paragraph-properties fo:margin-left="0.4925in" fo:margin-right="0in" fo:text-indent="0in" style:auto-text-indent="false"/>
    </style:style>
    <style:style style:name="P15" style:family="paragraph" style:parent-style-name="Method_20_Body">
      <style:paragraph-properties fo:margin-left="0.9846in" fo:margin-right="0in" fo:text-indent="0in" style:auto-text-indent="false"/>
    </style:style>
    <style:style style:name="P16" style:family="paragraph" style:parent-style-name="Method_20_Code_20_Listing">
      <style:paragraph-properties fo:margin-left="0.472in" fo:margin-right="0in" fo:text-indent="0in" style:auto-text-indent="false"/>
      <style:text-properties fo:color="#000080"/>
    </style:style>
    <style:style style:name="P17" style:family="paragraph" style:parent-style-name="Standard" style:list-style-name="L1"/>
    <style:style style:name="P18" style:family="paragraph" style:parent-style-name="Coding_20_Title">
      <style:paragraph-properties fo:break-before="page"/>
    </style:style>
    <style:style style:name="P19" style:family="paragraph" style:parent-style-name="Criteria_20_Body" style:list-style-name="L1"/>
    <style:style style:name="P20" style:family="paragraph" style:parent-style-name="Method_20_Title">
      <style:paragraph-properties fo:break-before="page"/>
    </style:style>
    <style:style style:name="P21" style:family="paragraph" style:parent-style-name="Method_20_Body" style:list-style-name="L1"/>
    <style:style style:name="P22" style:family="paragraph" style:parent-style-name="Method_20_Code_20_Listing">
      <style:text-properties fo:color="#000080"/>
    </style:style>
    <style:style style:name="P23" style:family="paragraph" style:parent-style-name="Method_20_Listing_20_Title">
      <style:paragraph-properties fo:break-before="pag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DejaVu Serif2" fo:font-size="11pt" style:font-name-asian="Monospace" style:font-size-asian="11pt" style:font-name-complex="Monospace" style:font-size-complex="11pt"/>
    </style:style>
    <style:style style:name="T5" style:family="text">
      <style:text-properties fo:color="#0000ff"/>
    </style:style>
    <style:style style:name="T6" style:family="text">
      <style:text-properties fo:color="#0000ff" style:font-name="DejaVu Serif2" fo:font-size="11pt" fo:font-style="normal" fo:font-weight="normal" style:font-name-asian="Monospace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0c050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Class_20_Title" text:outline-level="1">LLRBTree\bTree</text:h>
      <text:p text:style-name="Class_20_Description"/>
      <text:p text:style-name="Class_20_Description">The <text:span text:style-name="Class_20_Variables"><text:span text:style-name="T3">LLRBTree\bTree</text:span></text:span> class is a base class containing both abstract class templates and implemented, dummy methods which return false or negative results. <text:s/>The <text:span text:style-name="Class_20_Variables">LLRBTree\bTree</text:span> class <text:span text:style-name="T9">MUST</text:span> be extended.</text:p>
      <text:p text:style-name="Class_20_Description"/>
      <text:h text:style-name="Criteria_20_Title" text:outline-level="2">Design criteria and considerations.</text:h>
      <text:p text:style-name="Criteria_20_Body"/>
      <text:p text:style-name="Criteria_20_Body">Among the design considerations for the <text:span text:style-name="Class_20_Variables">LLRBTree\bTree</text:span> class are:</text:p>
      <text:p text:style-name="Criteria_20_Body"/>
      <text:list xml:id="list3195208342864431054" text:style-name="L1">
        <text:list-item>
          <text:p text:style-name="P19">Uses the <text:span text:style-name="Class_20_Variables">Library\LLRBTree</text:span> namespace;</text:p>
        </text:list-item>
        <text:list-item>
          <text:p text:style-name="P17">Uses <text:span text:style-name="Class_20_Variables">Library\Error</text:span>;</text:p>
        </text:list-item>
        <text:list-item>
          <text:p text:style-name="P21">Implements the<text:span text:style-name="T5"> </text:span><text:span text:style-name="Class_20_Variables"><text:span text:style-name="T6">ArrayAccess, Iterator, <text:s/>and Countable</text:span></text:span><text:span text:style-name="T5"> </text:span>interfaces.</text:p>
        </text:list-item>
      </text:list>
      <text:p text:style-name="Standard"/>
      <text:h text:style-name="P23" text:outline-level="4">Class Properties</text:h>
      <text:p text:style-name="Method_20_Body"/>
      <text:p text:style-name="Method_20_Body">The <text:span text:style-name="Class_20_Variables">LLRBTree\bTree</text:span> class defines the following properties:</text:p>
      <text:p text:style-name="Method_20_Body"/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">Property</text:p>
          </table:table-cell>
          <table:table-cell table:style-name="Table4.B1" office:value-type="string">
            <text:p text:style-name="P7">Description</text:p>
          </table:table-cell>
        </table:table-row>
        <table:table-row>
          <table:table-cell table:style-name="Table4.A2" office:value-type="string">
            <text:p text:style-name="P11">$root</text:p>
          </table:table-cell>
          <table:table-cell table:style-name="Table4.B4" office:value-type="string">
            <text:p text:style-name="P3"><text:span text:style-name="T4">The current root node number</text:span>.</text:p>
          </table:table-cell>
        </table:table-row>
        <table:table-row>
          <table:table-cell table:style-name="Table4.A2" office:value-type="string">
            <text:p text:style-name="P11">$current</text:p>
          </table:table-cell>
          <table:table-cell table:style-name="Table4.B4" office:value-type="string">
            <text:p text:style-name="Method_20_Table_20_Description">The current node number.</text:p>
          </table:table-cell>
        </table:table-row>
        <table:table-row>
          <table:table-cell table:style-name="Table4.A2" office:value-type="string">
            <text:p text:style-name="P11">$nodes</text:p>
          </table:table-cell>
          <table:table-cell table:style-name="Table4.B4" office:value-type="string">
            <text:p text:style-name="P2">Count of the current number of nodes.</text:p>
          </table:table-cell>
        </table:table-row>
      </table:table>
      <text:p text:style-name="Standard"/>
      <text:p text:style-name="Method_20_Body"/>
      <text:h text:style-name="Method_20_Listing_20_Title" text:outline-level="4">Abstract Class Methods</text:h>
      <text:p text:style-name="Method_20_Body"/>
      <text:p text:style-name="Method_20_Body">The <text:span text:style-name="Class_20_Variables">LLRBTree\bTree</text:span> class defines the following mandatory abstract methods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">Method</text:p>
          </table:table-cell>
          <table:table-cell table:style-name="Table3.B1" office:value-type="string">
            <text:p text:style-name="P7">Description</text:p>
          </table:table-cell>
        </table:table-row>
        <table:table-row>
          <table:table-cell table:style-name="Table3.A2" office:value-type="string">
            <text:p text:style-name="P9"><text:a xlink:type="simple" xlink:href="#insert" text:style-name="Internet_20_link" text:visited-style-name="Visited_20_Internet_20_Link">insert</text:a></text:p>
          </table:table-cell>
          <table:table-cell table:style-name="Table3.B12" office:value-type="string">
            <text:p text:style-name="P2">Insert a key node in the tree.</text:p>
          </table:table-cell>
        </table:table-row>
        <table:table-row>
          <table:table-cell table:style-name="Table3.A2" office:value-type="string">
            <text:p text:style-name="P9"><text:a xlink:type="simple" xlink:href="#search" text:style-name="Internet_20_link" text:visited-style-name="Visited_20_Internet_20_Link">search</text:a></text:p>
          </table:table-cell>
          <table:table-cell table:style-name="Table3.B12" office:value-type="string">
            <text:p text:style-name="P2">Look-up a key in the tree.</text:p>
          </table:table-cell>
        </table:table-row>
        <table:table-row>
          <table:table-cell table:style-name="Table3.A2" office:value-type="string">
            <text:p text:style-name="P8"><text:a xlink:type="simple" xlink:href="#treeTop" text:style-name="Internet_20_link" text:visited-style-name="Visited_20_Internet_20_Link"><text:span text:style-name="T1">treeTop</text:span></text:a></text:p>
          </table:table-cell>
          <table:table-cell table:style-name="Table3.B12" office:value-type="string">
            <text:p text:style-name="P2">Return the minimum item in the tree (the top).</text:p>
          </table:table-cell>
        </table:table-row>
        <table:table-row>
          <table:table-cell table:style-name="Table3.A2" office:value-type="string">
            <text:p text:style-name="P9"><text:a xlink:type="simple" xlink:href="#leaf" text:style-name="Internet_20_link" text:visited-style-name="Visited_20_Internet_20_Link">leaf</text:a></text:p>
          </table:table-cell>
          <table:table-cell table:style-name="Table3.B12" office:value-type="string">
            <text:p text:style-name="P2">Return the left leaf in the supplied branch.</text:p>
          </table:table-cell>
        </table:table-row>
        <table:table-row>
          <table:table-cell table:style-name="Table3.A2" office:value-type="string">
            <text:p text:style-name="P9"><text:a xlink:type="simple" xlink:href="#deleteMin" text:style-name="Internet_20_link" text:visited-style-name="Visited_20_Internet_20_Link">deleteMin</text:a></text:p>
          </table:table-cell>
          <table:table-cell table:style-name="Table3.B12" office:value-type="string">
            <text:p text:style-name="P2">Delete the smallest item in the tree.</text:p>
          </table:table-cell>
        </table:table-row>
        <table:table-row>
          <table:table-cell table:style-name="Table3.A2" office:value-type="string">
            <text:p text:style-name="P9">delete</text:p>
          </table:table-cell>
          <table:table-cell table:style-name="Table3.B12" office:value-type="string">
            <text:p text:style-name="P2">Delete a node in the tree.</text:p>
          </table:table-cell>
        </table:table-row>
        <table:table-row>
          <table:table-cell table:style-name="Table3.A2" office:value-type="string">
            <text:p text:style-name="P9"><text:a xlink:type="simple" xlink:href="#root" text:style-name="Internet_20_link" text:visited-style-name="Visited_20_Internet_20_Link">root</text:a></text:p>
          </table:table-cell>
          <table:table-cell table:style-name="Table3.B12" office:value-type="string">
            <text:p text:style-name="P2">Return the current tree root.</text:p>
          </table:table-cell>
        </table:table-row>
        <table:table-row>
          <table:table-cell table:style-name="Table3.A2" office:value-type="string">
            <text:p text:style-name="P9"><text:a xlink:type="simple" xlink:href="#nodes" text:style-name="Internet_20_link" text:visited-style-name="Visited_20_Internet_20_Link">nodes</text:a></text:p>
          </table:table-cell>
          <table:table-cell table:style-name="Table3.B12" office:value-type="string">
            <text:p text:style-name="P2">Return the number of unique nodes in the tree.</text:p>
          </table:table-cell>
        </table:table-row>
        <table:table-row>
          <table:table-cell table:style-name="Table3.A2" office:value-type="string">
            <text:p text:style-name="P9"><text:a xlink:type="simple" xlink:href="#firstNode" text:style-name="Internet_20_link" text:visited-style-name="Visited_20_Internet_20_Link">firstNode</text:a></text:p>
          </table:table-cell>
          <table:table-cell table:style-name="Table3.B12" office:value-type="string">
            <text:p text:style-name="P2">Return the first item in the tree (in key order).</text:p>
          </table:table-cell>
        </table:table-row>
        <table:table-row>
          <table:table-cell table:style-name="Table3.A2" office:value-type="string">
            <text:p text:style-name="P9"><text:a xlink:type="simple" xlink:href="#nextNode" text:style-name="Internet_20_link" text:visited-style-name="Visited_20_Internet_20_Link">nextNode</text:a></text:p>
          </table:table-cell>
          <table:table-cell table:style-name="Table3.B12" office:value-type="string">
            <text:p text:style-name="P2">Return the next item in the tree (in key order).</text:p>
          </table:table-cell>
        </table:table-row>
        <table:table-row>
          <table:table-cell table:style-name="Table3.A2" office:value-type="string">
            <text:p text:style-name="P9"><text:a xlink:type="simple" xlink:href="#currentNode" text:style-name="Internet_20_link" text:visited-style-name="Visited_20_Internet_20_Link">currentNode</text:a></text:p>
          </table:table-cell>
          <table:table-cell table:style-name="Table3.B12" office:value-type="string">
            <text:p text:style-name="P2">Returns the current tree node.</text:p>
          </table:table-cell>
        </table:table-row>
      </table:table>
      <text:p text:style-name="Standard"/>
      <text:h text:style-name="Method_20_Listing_20_Title" text:outline-level="4"/>
      <text:h text:style-name="P23" text:outline-level="4">Class Methods</text:h>
      <text:p text:style-name="Method_20_Body"/>
      <text:p text:style-name="Method_20_Body">The <text:span text:style-name="Class_20_Variables">LLRBTree\bTree</text:span> class defines the following methods:</text:p>
      <text:p text:style-name="Method_20_Body"/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P7">Method</text:p>
            </table:table-cell>
            <table:table-cell table:style-name="Table7.B1" office:value-type="string">
              <text:p text:style-name="P7">Description</text:p>
            </table:table-cell>
          </table:table-row>
        </table:table-header-rows>
        <table:table-row table:style-name="Table7.2">
          <table:table-cell table:style-name="Table7.A2" office:value-type="string">
            <text:p text:style-name="P9"><text:a xlink:type="simple" xlink:href="#__construct" text:style-name="Internet_20_link" text:visited-style-name="Visited_20_Internet_20_Link">__construct</text:a></text:p>
          </table:table-cell>
          <table:table-cell table:style-name="Table7.B13" office:value-type="string">
            <text:p text:style-name="Method_20_Table_20_Description">Class constructor</text:p>
          </table:table-cell>
        </table:table-row>
        <table:table-row table:style-name="Table7.3">
          <table:table-cell table:style-name="Table7.A2" office:value-type="string">
            <text:p text:style-name="P9"><text:a xlink:type="simple" xlink:href="#__destruct" text:style-name="Internet_20_link" text:visited-style-name="Visited_20_Internet_20_Link">__destruct</text:a></text:p>
          </table:table-cell>
          <table:table-cell table:style-name="Table7.B13" office:value-type="string">
            <text:p text:style-name="Method_20_Table_20_Description">Class destructor</text:p>
          </table:table-cell>
        </table:table-row>
        <table:table-row table:style-name="Table7.4">
          <table:table-cell table:style-name="Table7.A2" office:value-type="string">
            <text:p text:style-name="P9"><text:a xlink:type="simple" xlink:href="#rewind" text:style-name="Internet_20_link" text:visited-style-name="Visited_20_Internet_20_Link">rewind</text:a></text:p>
          </table:table-cell>
          <table:table-cell table:style-name="Table7.B13" office:value-type="string">
            <text:p text:style-name="P2">Moves the current node pointer to the first item in the tree.</text:p>
          </table:table-cell>
        </table:table-row>
        <table:table-row table:style-name="Table7.5">
          <table:table-cell table:style-name="Table7.A2" office:value-type="string">
            <text:p text:style-name="P9">current</text:p>
          </table:table-cell>
          <table:table-cell table:style-name="Table7.B13" office:value-type="string">
            <text:p text:style-name="P2">Returns the current tree node data.</text:p>
          </table:table-cell>
        </table:table-row>
        <table:table-row table:style-name="Table7.6">
          <table:table-cell table:style-name="Table7.A2" office:value-type="string">
            <text:p text:style-name="P9"><text:a xlink:type="simple" xlink:href="#key" text:style-name="Internet_20_link" text:visited-style-name="Visited_20_Internet_20_Link">key</text:a></text:p>
          </table:table-cell>
          <table:table-cell table:style-name="Table7.B13" office:value-type="string">
            <text:p text:style-name="P2">Returns the current tree node key value.</text:p>
          </table:table-cell>
        </table:table-row>
        <table:table-row table:style-name="Table7.7">
          <table:table-cell table:style-name="Table7.A2" office:value-type="string">
            <text:p text:style-name="P9"><text:a xlink:type="simple" xlink:href="#next" text:style-name="Internet_20_link" text:visited-style-name="Visited_20_Internet_20_Link">next</text:a></text:p>
          </table:table-cell>
          <table:table-cell table:style-name="Table7.B13" office:value-type="string">
            <text:p text:style-name="P2">Moves current to the next node in the tree in In-Order Traversal.</text:p>
          </table:table-cell>
        </table:table-row>
        <table:table-row table:style-name="Table7.8">
          <table:table-cell table:style-name="Table7.A2" office:value-type="string">
            <text:p text:style-name="P9"><text:a xlink:type="simple" xlink:href="#valid" text:style-name="Internet_20_link" text:visited-style-name="Visited_20_Internet_20_Link">valid</text:a></text:p>
          </table:table-cell>
          <table:table-cell table:style-name="Table7.B13" office:value-type="string">
            <text:p text:style-name="P2">Returns the validity of the current node pointer.</text:p>
          </table:table-cell>
        </table:table-row>
        <table:table-row table:style-name="Table7.9">
          <table:table-cell table:style-name="Table7.A2" office:value-type="string">
            <text:p text:style-name="P9"><text:a xlink:type="simple" xlink:href="#count" text:style-name="Internet_20_link" text:visited-style-name="Visited_20_Internet_20_Link">count</text:a></text:p>
          </table:table-cell>
          <table:table-cell table:style-name="Table7.B13" office:value-type="string">
            <text:p text:style-name="P2">Returns the number of unique nodes in the tree.</text:p>
          </table:table-cell>
        </table:table-row>
        <table:table-row table:style-name="Table7.10">
          <table:table-cell table:style-name="Table7.A2" office:value-type="string">
            <text:p text:style-name="P9"><text:a xlink:type="simple" xlink:href="#offsetSet" text:style-name="Internet_20_link" text:visited-style-name="Visited_20_Internet_20_Link">offsetSet</text:a></text:p>
          </table:table-cell>
          <table:table-cell table:style-name="Table7.B13" office:value-type="string">
            <text:p text:style-name="P2">Set the value at the indicated offset.</text:p>
          </table:table-cell>
        </table:table-row>
        <table:table-row table:style-name="Table7.11">
          <table:table-cell table:style-name="Table7.A2" office:value-type="string">
            <text:p text:style-name="P9"><text:a xlink:type="simple" xlink:href="#offsetGet" text:style-name="Internet_20_link" text:visited-style-name="Visited_20_Internet_20_Link">offsetGet</text:a></text:p>
          </table:table-cell>
          <table:table-cell table:style-name="Table7.B13" office:value-type="string">
            <text:p text:style-name="P2">Returns the value at the indicated offset.</text:p>
          </table:table-cell>
        </table:table-row>
        <table:table-row table:style-name="Table7.12">
          <table:table-cell table:style-name="Table7.A2" office:value-type="string">
            <text:p text:style-name="P9"><text:a xlink:type="simple" xlink:href="#offsetExists" text:style-name="Internet_20_link" text:visited-style-name="Visited_20_Internet_20_Link">offsetExists</text:a></text:p>
          </table:table-cell>
          <table:table-cell table:style-name="Table7.B13" office:value-type="string">
            <text:p text:style-name="P2">Returns true if the offset exists, false if not.</text:p>
          </table:table-cell>
        </table:table-row>
        <table:table-row table:style-name="Table7.13">
          <table:table-cell table:style-name="Table7.A2" office:value-type="string">
            <text:p text:style-name="P9"><text:a xlink:type="simple" xlink:href="#offsetUnset" text:style-name="Internet_20_link" text:visited-style-name="Visited_20_Internet_20_Link">offsetUnset</text:a></text:p>
          </table:table-cell>
          <table:table-cell table:style-name="Table7.B13" office:value-type="string">
            <text:p text:style-name="P2">Unset the provided offset.</text:p>
          </table:table-cell>
        </table:table-row>
      </table:table>
      <text:p text:style-name="Standard"/>
      <text:h text:style-name="P20" text:outline-level="5"><text:bookmark-start text:name="__construct"/>__construct<text:bookmark-end text:name="__construct"/></text:h>
      <text:p text:style-name="Method_20_Body"/>
      <text:p text:style-name="Method_20_Body">Class constructor.</text:p>
      <text:p text:style-name="Method_20_Body"/>
      <text:p text:style-name="P5">/**</text:p>
      <text:p text:style-name="P5"><text:s/>* __construct</text:p>
      <text:p text:style-name="P5"><text:s/>*</text:p>
      <text:p text:style-name="P5"><text:s/>* Class constructor</text:p>
      <text:p text:style-name="P5"><text:s/>*/</text:p>
      <text:p text:style-name="P5">public function __construct()</text:p>
      <text:p text:style-name="P5">{</text:p>
      <text:p text:style-name="P5"><text:tab/>$this-&gt;nodes = 0;</text:p>
      <text:p text:style-name="P5"><text:tab/>$this-&gt;root = null;</text:p>
      <text:p text:style-name="P5"><text:tab/>$this-&gt;current = null;</text:p>
      <text:p text:style-name="Method_20_Code_20_Listing">}</text:p>
      <text:p text:style-name="Method_20_Body"/>
      <text:p text:style-name="Method_20_Body">The <text:span text:style-name="Class_20_Variables">$nodes</text:span>, <text:span text:style-name="Class_20_Variables">$root</text:span> and <text:span text:style-name="Class_20_Variables">$current</text:span> class properties are set to their default values.</text:p>
      <text:p text:style-name="Method_20_Body"/>
      <text:p text:style-name="Method_20_Body"/>
      <text:p text:style-name="Method_20_Body"/>
      <text:h text:style-name="P20" text:outline-level="5"><text:bookmark-start text:name="__destruct"/>__destruct<text:bookmark-end text:name="__destruct"/></text:h>
      <text:p text:style-name="Method_20_Body"/>
      <text:p text:style-name="Method_20_Body">Class destructor.</text:p>
      <text:p text:style-name="Method_20_Body"/>
      <text:p text:style-name="P5">/**</text:p>
      <text:p text:style-name="P5"><text:s/>* __destruct</text:p>
      <text:p text:style-name="P5"><text:s/>*</text:p>
      <text:p text:style-name="P5"><text:s/>* Class destructor</text:p>
      <text:p text:style-name="P5"><text:s/>*/</text:p>
      <text:p text:style-name="P5">public function __destruct()</text:p>
      <text:p text:style-name="P5">{</text:p>
      <text:p text:style-name="P5">}</text:p>
      <text:p text:style-name="Method_20_Body"/>
      <text:p text:style-name="Method_20_Body"/>
      <text:p text:style-name="Method_20_Body"/>
      <text:h text:style-name="P20" text:outline-level="5"><text:bookmark-start text:name="insert"/>insert<text:bookmark-end text:name="insert"/></text:h>
      <text:p text:style-name="Method_20_Body"/>
      <text:p text:style-name="Method_20_Body">Insert a key node in the tree.</text:p>
      <text:p text:style-name="Method_20_Body"/>
      <text:p text:style-name="P5">/**</text:p>
      <text:p text:style-name="P5"><text:s/>* insert.</text:p>
      <text:p text:style-name="P5"><text:s/>*</text:p>
      <text:p text:style-name="P5"><text:s/>* insert a key node in the tree.</text:p>
      <text:p text:style-name="P5"><text:s/>* <text:span text:style-name="T2">@param</text:span> $key is the key to add to the tree.</text:p>
      <text:p text:style-name="P5"><text:s/>* <text:span text:style-name="T2">@param</text:span> $data is the (optional) data to add to the key node.</text:p>
      <text:p text:style-name="P5"><text:s/>* <text:span text:style-name="T2">@return</text:span> $node = pointer to the inserted key node.</text:p>
      <text:p text:style-name="P5"><text:s/>*/</text:p>
      <text:p text:style-name="P5">abstract public function insert($key, $data=null);</text:p>
      <text:p text:style-name="P13"/>
      <text:p text:style-name="Method_20_Body">The <text:span text:style-name="T2">insert</text:span> method expects a single, mandatory parameter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Properties</text:p>
          </table:table-cell>
          <table:table-cell table:style-name="Table1.B1" office:value-type="string">
            <text:p text:style-name="P7">Description</text:p>
          </table:table-cell>
        </table:table-row>
        <table:table-row>
          <table:table-cell table:style-name="Table1.A2" office:value-type="string">
            <text:p text:style-name="P10">$key</text:p>
          </table:table-cell>
          <table:table-cell table:style-name="Table1.B2" office:value-type="string">
            <text:p text:style-name="P4">The key to add to the tree.</text:p>
          </table:table-cell>
        </table:table-row>
      </table:table>
      <text:p text:style-name="Method_20_Body"/>
      <text:p text:style-name="Method_20_Body">and a single, optional parameter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Properties</text:p>
          </table:table-cell>
          <table:table-cell table:style-name="Table2.B1" office:value-type="string">
            <text:p text:style-name="P7">Description</text:p>
          </table:table-cell>
        </table:table-row>
        <table:table-row>
          <table:table-cell table:style-name="Table2.A2" office:value-type="string">
            <text:p text:style-name="P10">$data</text:p>
          </table:table-cell>
          <table:table-cell table:style-name="Table2.B2" office:value-type="string">
            <text:p text:style-name="P4">The data to add to the key node.</text:p>
          </table:table-cell>
        </table:table-row>
      </table:table>
      <text:p text:style-name="Method_20_Body"/>
      <text:p text:style-name="Method_20_Body">The <text:span text:style-name="Class_20_Variables">insert</text:span> method must search the tree for the <text:span text:style-name="Class_20_Variables">$key</text:span> parameter. <text:s/>If the <text:span text:style-name="Class_20_Variables">$key</text:span> is not found,</text:p>
      <text:p text:style-name="Method_20_Body"/>
      <text:p text:style-name="P14">the <text:span text:style-name="Class_20_Variables">$key</text:span> parameter and associated <text:span text:style-name="Class_20_Variables">$data</text:span> parameter must be added to the tree following <text:span text:style-name="T7">LLRB Tree</text:span> rules;</text:p>
      <text:p text:style-name="P14"/>
      <text:p text:style-name="Method_20_Body">Otherwise,</text:p>
      <text:p text:style-name="Method_20_Body"/>
      <text:p text:style-name="P14">the <text:span text:style-name="Class_20_Variables">$data </text:span>parameter will replace the data value at the<text:span text:style-name="Class_20_Variables"> $key</text:span> parameter location.</text:p>
      <text:p text:style-name="P14"/>
      <text:p text:style-name="Method_20_Body">The address of the inserted/modified node must be returned.</text:p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h text:style-name="Method_20_Title" text:outline-level="5"><text:bookmark-start text:name="search"/>search<text:bookmark-end text:name="search"/></text:h>
      <text:p text:style-name="Method_20_Body"><text:soft-page-break/></text:p>
      <text:p text:style-name="Method_20_Body">Look-up a key in the tree.</text:p>
      <text:p text:style-name="Method_20_Body"/>
      <text:p text:style-name="P5">/**</text:p>
      <text:p text:style-name="P5"><text:s/>* search.</text:p>
      <text:p text:style-name="P5"><text:s/>*</text:p>
      <text:p text:style-name="P5"><text:s/>* lookup a key in the tree.</text:p>
      <text:p text:style-name="P5"><text:s/>* <text:span text:style-name="T2">@param</text:span> string $key = the key to lookup in the tree.</text:p>
      <text:p text:style-name="P5"><text:s/>* <text:span text:style-name="T2">@param</text:span> mixed $data = (optional) value to store in the key-ed node.</text:p>
      <text:p text:style-name="P16"><text:s/>* <text:span text:style-name="T2">@param</text:span> boolean $okayToAdd = (optional) true to add unfound node, </text:p>
      <text:p text:style-name="P16"><text:s/>* <text:s text:c="39"/>false to return null if not found.</text:p>
      <text:p text:style-name="P5"><text:s/>* <text:span text:style-name="T2">@return</text:span> $node = pointer to the node, null if not found.</text:p>
      <text:p text:style-name="P5"><text:s/>*/</text:p>
      <text:p text:style-name="P5">abstract public function search($key, $data=null, $okayToAdd=false);</text:p>
      <text:p text:style-name="Method_20_Body"/>
      <text:p text:style-name="Method_20_Body">The <text:span text:style-name="T2">search</text:span> method expects a single, mandatory parameter: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7">Properties</text:p>
          </table:table-cell>
          <table:table-cell table:style-name="Table5.B1" office:value-type="string">
            <text:p text:style-name="P7">Description</text:p>
          </table:table-cell>
        </table:table-row>
        <table:table-row>
          <table:table-cell table:style-name="Table5.A2" office:value-type="string">
            <text:p text:style-name="P10">$key</text:p>
          </table:table-cell>
          <table:table-cell table:style-name="Table5.B2" office:value-type="string">
            <text:p text:style-name="P4">The key to add to the tree.</text:p>
          </table:table-cell>
        </table:table-row>
      </table:table>
      <text:p text:style-name="Method_20_Body"/>
      <text:p text:style-name="Method_20_Body">and two optional parameters:</text:p>
      <text:p text:style-name="Method_20_Body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">Properties</text:p>
          </table:table-cell>
          <table:table-cell table:style-name="Table6.B1" office:value-type="string">
            <text:p text:style-name="P7">Description</text:p>
          </table:table-cell>
        </table:table-row>
        <table:table-row>
          <table:table-cell table:style-name="Table6.A2" office:value-type="string">
            <text:p text:style-name="P10">$data</text:p>
          </table:table-cell>
          <table:table-cell table:style-name="Table6.B3" office:value-type="string">
            <text:p text:style-name="P4">The data to add to the key node.</text:p>
          </table:table-cell>
        </table:table-row>
        <table:table-row>
          <table:table-cell table:style-name="Table6.A2" office:value-type="string">
            <text:p text:style-name="P10">$okayToAdd</text:p>
          </table:table-cell>
          <table:table-cell table:style-name="Table6.B3" office:value-type="string">
            <text:p text:style-name="P4">true = add unfound node,</text:p>
            <text:p text:style-name="P4">false = return null if not found.</text:p>
          </table:table-cell>
        </table:table-row>
      </table:table>
      <text:p text:style-name="Method_20_Body"/>
      <text:p text:style-name="Method_20_Body">The <text:span text:style-name="Class_20_Variables">search</text:span> method must search the tree for the <text:span text:style-name="Class_20_Variables">$key</text:span> parameter. <text:s/>If it is not found, </text:p>
      <text:p text:style-name="Method_20_Body"/>
      <text:p text:style-name="P14">If <text:span text:style-name="Class_20_Variables">$okayToAdd</text:span> parameter is false, </text:p>
      <text:p text:style-name="P14"/>
      <text:p text:style-name="P15">a null value must be returned;</text:p>
      <text:p text:style-name="P15"/>
      <text:p text:style-name="P14">Otherwise, </text:p>
      <text:p text:style-name="P14"/>
      <text:p text:style-name="P15">the <text:span text:style-name="Class_20_Variables">$key</text:span> and <text:span text:style-name="Class_20_Variables">$data</text:span> parameter must be inserted into the tree </text:p>
      <text:p text:style-name="P15"/>
      <text:p text:style-name="Method_20_Body">The node address of the <text:span text:style-name="Class_20_Variables">$key</text:span> parameter must be returned.</text:p>
      <text:p text:style-name="Method_20_Body"/>
      <text:p text:style-name="Method_20_Body"/>
      <text:h text:style-name="P20" text:outline-level="5"><text:bookmark-start text:name="treeTop"/>treeTop<text:bookmark-end text:name="treeTop"/></text:h>
      <text:p text:style-name="Method_20_Body"/>
      <text:p text:style-name="Method_20_Body">Return the minimum item in the tree (the top).</text:p>
      <text:p text:style-name="Method_20_Body"/>
      <text:p text:style-name="P5">/**</text:p>
      <text:p text:style-name="P5"><text:s/>* treeTop.</text:p>
      <text:p text:style-name="P5"><text:s/>* </text:p>
      <text:p text:style-name="P5"><text:s/>* Return the minimum item in the tree (the top).</text:p>
      <text:p text:style-name="P5"><text:s/>* <text:span text:style-name="T2">@return</text:span> $node = node containing the smallest item.</text:p>
      <text:p text:style-name="P5"><text:s/>*/</text:p>
      <text:p text:style-name="P5">abstract public function treeTop();</text:p>
      <text:p text:style-name="Method_20_Body"/>
      <text:p text:style-name="Method_20_Body">The <text:span text:style-name="Class_20_Variables">treeTop </text:span>method will find the leftmost leaf of the root node. </text:p>
      <text:p text:style-name="Method_20_Body"/>
      <text:p text:style-name="Method_20_Body">The address of the node must be returned.</text:p>
      <text:p text:style-name="Method_20_Body"/>
      <text:p text:style-name="Method_20_Body"/>
      <text:h text:style-name="P20" text:outline-level="5"><text:bookmark-start text:name="leaf"/>leaf<text:bookmark-end text:name="leaf"/></text:h>
      <text:p text:style-name="Method_20_Body"/>
      <text:p text:style-name="Method_20_Body">Return the left leaf in the supplied branch.</text:p>
      <text:p text:style-name="Method_20_Body"/>
      <text:p text:style-name="P5">/**</text:p>
      <text:p text:style-name="P5"><text:s/>* leaf.</text:p>
      <text:p text:style-name="P5"><text:s/>* </text:p>
      <text:p text:style-name="P5"><text:s/>* Return the left leaf in the supplied branch.</text:p>
      <text:p text:style-name="P5"><text:s/>* <text:span text:style-name="T2">@param</text:span> $node = branch to get the left leaf from</text:p>
      <text:p text:style-name="P5"><text:s/>* <text:span text:style-name="T2">@return</text:span> $node = node containing the smallest item.</text:p>
      <text:p text:style-name="P5"><text:s/>*/</text:p>
      <text:p text:style-name="P5">abstract public function leaf($node);</text:p>
      <text:p text:style-name="Method_20_Body"/>
      <text:p text:style-name="Method_20_Body">The <text:span text:style-name="T2">leaf</text:span> method expects a single, mandatory parameter:</text:p>
      <text:p text:style-name="Method_20_Body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7">Properties</text:p>
          </table:table-cell>
          <table:table-cell table:style-name="Table8.B1" office:value-type="string">
            <text:p text:style-name="P7">Description</text:p>
          </table:table-cell>
        </table:table-row>
        <table:table-row>
          <table:table-cell table:style-name="Table8.A2" office:value-type="string">
            <text:p text:style-name="P10">$node</text:p>
          </table:table-cell>
          <table:table-cell table:style-name="Table8.B2" office:value-type="string">
            <text:p text:style-name="P4">The branch to get the left leaf from.</text:p>
          </table:table-cell>
        </table:table-row>
      </table:table>
      <text:p text:style-name="Method_20_Body"/>
      <text:p text:style-name="Method_20_Body">The <text:span text:style-name="Class_20_Variables">leaf</text:span> method must traverse the left node links, beginning at the <text:span text:style-name="Class_20_Variables">$node</text:span> parameter, and ending when a left node link is invalid.</text:p>
      <text:p text:style-name="Method_20_Body"/>
      <text:p text:style-name="Method_20_Body">The node address of the invalid left node link must be returned.</text:p>
      <text:p text:style-name="Method_20_Body"/>
      <text:p text:style-name="Method_20_Body"/>
      <text:h text:style-name="P20" text:outline-level="5"><text:bookmark-start text:name="deleteMin"/>deleteMin<text:bookmark-end text:name="deleteMin"/></text:h>
      <text:p text:style-name="Method_20_Body"/>
      <text:p text:style-name="Method_20_Body">Delete the smallest item in the tree.</text:p>
      <text:p text:style-name="Method_20_Body"/>
      <text:p text:style-name="P5">/**</text:p>
      <text:p text:style-name="P5"><text:s/>* deleteMin.</text:p>
      <text:p text:style-name="P5"><text:s/>* </text:p>
      <text:p text:style-name="P5"><text:s/>* Delete the smallest item in the tree.</text:p>
      <text:p text:style-name="P5"><text:s/>*/</text:p>
      <text:p text:style-name="P5">abstract public function deleteMin();</text:p>
      <text:p text:style-name="Method_20_Body"/>
      <text:p text:style-name="Method_20_Body">The <text:span text:style-name="Class_20_Variables">deleteMin</text:span> method must locate the smallest item in the tree (the <text:span text:style-name="Class_20_Variables">treeTop</text:span>), and delete it from the tree, following the <text:span text:style-name="T7">LLRB Tree</text:span> rules.</text:p>
      <text:p text:style-name="Method_20_Body"/>
      <text:p text:style-name="Method_20_Body"/>
      <text:h text:style-name="P20" text:outline-level="5">delete</text:h>
      <text:p text:style-name="Method_20_Body"/>
      <text:p text:style-name="Method_20_Body">Delete a node in the tree.</text:p>
      <text:p text:style-name="Method_20_Body"/>
      <text:p text:style-name="P5">/**</text:p>
      <text:p text:style-name="P5"><text:s/>* delete.</text:p>
      <text:p text:style-name="P5"><text:s/>* </text:p>
      <text:p text:style-name="P5"><text:s/>* Delete a node in the tree.</text:p>
      <text:p text:style-name="P5"><text:s/>* <text:span text:style-name="T2">@param</text:span> $key = name of the key to delete</text:p>
      <text:p text:style-name="P5"><text:s/>* <text:span text:style-name="T2">@return</text:span> null</text:p>
      <text:p text:style-name="P5"><text:s/>*/</text:p>
      <text:p text:style-name="P5">abstract public function delete($key);</text:p>
      <text:p text:style-name="Method_20_Body"/>
      <text:p text:style-name="Method_20_Body">The <text:span text:style-name="T2">delete</text:span> method expects a single, mandatory parameter:</text:p>
      <text:p text:style-name="Method_20_Body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7">Properties</text:p>
          </table:table-cell>
          <table:table-cell table:style-name="Table9.B1" office:value-type="string">
            <text:p text:style-name="P7">Description</text:p>
          </table:table-cell>
        </table:table-row>
        <table:table-row>
          <table:table-cell table:style-name="Table9.A2" office:value-type="string">
            <text:p text:style-name="P10">$key</text:p>
          </table:table-cell>
          <table:table-cell table:style-name="Table9.B2" office:value-type="string">
            <text:p text:style-name="P4">The key to add to the tree.</text:p>
          </table:table-cell>
        </table:table-row>
      </table:table>
      <text:p text:style-name="Method_20_Body"/>
      <text:p text:style-name="Method_20_Body">The <text:span text:style-name="Class_20_Variables">delete</text:span> method must locate the <text:span text:style-name="Class_20_Variables">$key</text:span> parameter in the tree, and delete it from the tree, following the <text:span text:style-name="T7">LLRB Tree</text:span> rules.</text:p>
      <text:p text:style-name="Method_20_Body"/>
      <text:p text:style-name="Method_20_Body"/>
      <text:h text:style-name="P20" text:outline-level="5"><text:bookmark-start text:name="root"/>root<text:bookmark-end text:name="root"/></text:h>
      <text:p text:style-name="Method_20_Body"/>
      <text:p text:style-name="Method_20_Body">Return the current tree root.</text:p>
      <text:p text:style-name="Method_20_Body"/>
      <text:p text:style-name="P5">/**</text:p>
      <text:p text:style-name="P5"><text:s/>* root.</text:p>
      <text:p text:style-name="P5"><text:s/>* </text:p>
      <text:p text:style-name="P5"><text:s/>* Return the current tree root.</text:p>
      <text:p text:style-name="P5"><text:s/>* <text:span text:style-name="T2">@return</text:span> $root = current tree root.</text:p>
      <text:p text:style-name="P5"><text:s/>*/</text:p>
      <text:p text:style-name="P5">abstract public function root();</text:p>
      <text:p text:style-name="Method_20_Body"/>
      <text:p text:style-name="Method_20_Body">The <text:span text:style-name="Class_20_Variables">root</text:span> method must return the address of the current root node.</text:p>
      <text:p text:style-name="Method_20_Body"/>
      <text:p text:style-name="Method_20_Body"/>
      <text:h text:style-name="P20" text:outline-level="5"><text:bookmark-start text:name="nodes"/>nodes<text:bookmark-end text:name="nodes"/></text:h>
      <text:p text:style-name="Method_20_Body"/>
      <text:p text:style-name="Method_20_Body">Return the number of unique nodes in the tree.</text:p>
      <text:p text:style-name="Method_20_Body"/>
      <text:p text:style-name="P5">/**</text:p>
      <text:p text:style-name="P5"><text:s/>* nodes.</text:p>
      <text:p text:style-name="P5"><text:s/>* </text:p>
      <text:p text:style-name="P5"><text:s/>* Return the number of unique nodes in the tree.</text:p>
      <text:p text:style-name="P5"><text:s/>* <text:span text:style-name="T2">@return</text:span> $nodes = count of the unique nodes.</text:p>
      <text:p text:style-name="P5"><text:s/>*/</text:p>
      <text:p text:style-name="P5">abstract public function nodes();</text:p>
      <text:p text:style-name="Method_20_Body"/>
      <text:p text:style-name="Method_20_Body">The <text:span text:style-name="Class_20_Variables">nodes</text:span> method must return the number of unique nodes in the tree.</text:p>
      <text:p text:style-name="Method_20_Body"/>
      <text:p text:style-name="Method_20_Body"/>
      <text:h text:style-name="P20" text:outline-level="5"><text:bookmark-start text:name="firstNode"/>firstNode<text:bookmark-end text:name="firstNode"/></text:h>
      <text:p text:style-name="Method_20_Body"/>
      <text:p text:style-name="Method_20_Body">Return the first item in the tree (in key order).</text:p>
      <text:p text:style-name="Method_20_Body"/>
      <text:p text:style-name="P5">/**</text:p>
      <text:p text:style-name="P5"><text:s/>* firstNode.</text:p>
      <text:p text:style-name="P5"><text:s/>* </text:p>
      <text:p text:style-name="P5"><text:s/>* Return the first item in the tree (in key order).</text:p>
      <text:p text:style-name="P5"><text:s/>* <text:span text:style-name="T2">@return</text:span> $node = the first node in the tree, null if the tree is empty.</text:p>
      <text:p text:style-name="P5"><text:s/>*/</text:p>
      <text:p text:style-name="P5">abstract public function firstNode();</text:p>
      <text:p text:style-name="Method_20_Body"/>
      <text:p text:style-name="Method_20_Body">The <text:span text:style-name="Class_20_Variables">firstNode</text:span> method must return the node address of the first in the tree, or null if the tree is empty.</text:p>
      <text:p text:style-name="Method_20_Body"/>
      <text:p text:style-name="Method_20_Body"/>
      <text:p text:style-name="Method_20_Body"/>
      <text:h text:style-name="P20" text:outline-level="5"><text:bookmark-start text:name="nextNode"/>nextNode<text:bookmark-end text:name="nextNode"/></text:h>
      <text:p text:style-name="Method_20_Body"/>
      <text:p text:style-name="Method_20_Body">Return the next item in the tree (in key order).</text:p>
      <text:p text:style-name="Method_20_Body"/>
      <text:p text:style-name="P5">/**</text:p>
      <text:p text:style-name="P5"><text:s/>* nextNode.</text:p>
      <text:p text:style-name="P5"><text:s/>* </text:p>
      <text:p text:style-name="P5"><text:s/>* Return the next item in the tree (in key order).</text:p>
      <text:p text:style-name="P5"><text:s/>* <text:span text:style-name="T2">@return</text:span> $node = the next node in the tree, null if at the tree end.</text:p>
      <text:p text:style-name="P5"><text:s/>*/</text:p>
      <text:p text:style-name="P5">abstract public function nextNode();</text:p>
      <text:p text:style-name="Method_20_Body"/>
      <text:p text:style-name="Method_20_Body">The <text:span text:style-name="Class_20_Variables">nextNode method</text:span> must return the address of the next node in the tree, or null if no more nodes exist.</text:p>
      <text:p text:style-name="Method_20_Body"/>
      <text:p text:style-name="Method_20_Body"/>
      <text:h text:style-name="P20" text:outline-level="5"><text:bookmark-start text:name="currentNode"/>currentNode<text:bookmark-end text:name="currentNode"/></text:h>
      <text:p text:style-name="Method_20_Body"/>
      <text:p text:style-name="Method_20_Body">Returns the current tree node.</text:p>
      <text:p text:style-name="Method_20_Body"/>
      <text:p text:style-name="P5">/**</text:p>
      <text:p text:style-name="P5"><text:s/>* currentNode.</text:p>
      <text:p text:style-name="P5"><text:s/>* </text:p>
      <text:p text:style-name="P5"><text:s/>* Returns the current tree node.</text:p>
      <text:p text:style-name="P5"><text:s/>* <text:span text:style-name="T2">@return</text:span> $current = current tree node.</text:p>
      <text:p text:style-name="P5"><text:s/>*/</text:p>
      <text:p text:style-name="P5">abstract public function currentNode();</text:p>
      <text:p text:style-name="Method_20_Body"/>
      <text:p text:style-name="Method_20_Body">The <text:span text:style-name="Class_20_Variables">currentNode</text:span> method must return the address of the current tree node.</text:p>
      <text:p text:style-name="Method_20_Body"/>
      <text:p text:style-name="Method_20_Body"/>
      <text:h text:style-name="P20" text:outline-level="5"><text:bookmark-start text:name="rewind"/>rewind<text:bookmark-end text:name="rewind"/></text:h>
      <text:p text:style-name="Method_20_Body"/>
      <text:p text:style-name="Method_20_Body">Moves the current node pointer to the first item in the tree.</text:p>
      <text:p text:style-name="Method_20_Body"/>
      <text:p text:style-name="P5">/**</text:p>
      <text:p text:style-name="P5"><text:s/>* rewind.</text:p>
      <text:p text:style-name="P5"><text:s/>* </text:p>
      <text:p text:style-name="P5"><text:s/>* Moves the current node pointer to the first item in the tree.</text:p>
      <text:p text:style-name="P5"><text:s/>*/</text:p>
      <text:p text:style-name="P5">public function rewind()</text:p>
      <text:p text:style-name="P5">{</text:p>
      <text:p text:style-name="P5"><text:tab/>$this-&gt;firstNode();</text:p>
      <text:p text:style-name="P5">}</text:p>
      <text:p text:style-name="Method_20_Body"/>
      <text:p text:style-name="Method_20_Body">The <text:span text:style-name="Class_20_Variables">rewind</text:span> method calls the <text:span text:style-name="Class_20_Variables">firstNode</text:span> method to move to the first node.</text:p>
      <text:p text:style-name="Method_20_Body"/>
      <text:p text:style-name="Method_20_Body"/>
      <text:h text:style-name="P20" text:outline-level="5">current</text:h>
      <text:p text:style-name="Method_20_Body"/>
      <text:p text:style-name="Method_20_Body">Returns the current tree node data.</text:p>
      <text:p text:style-name="Method_20_Body"/>
      <text:p text:style-name="P5">/**</text:p>
      <text:p text:style-name="P5"><text:s/>* current.</text:p>
      <text:p text:style-name="P5"><text:s/>* </text:p>
      <text:p text:style-name="P5"><text:s/>* Returns the current tree node data.</text:p>
      <text:p text:style-name="P5"><text:s/>*/</text:p>
      <text:p text:style-name="P5">public function current()</text:p>
      <text:p text:style-name="P5">{</text:p>
      <text:p text:style-name="P5">}</text:p>
      <text:p text:style-name="Method_20_Body"/>
      <text:p text:style-name="Method_20_Body">The <text:span text:style-name="Class_20_Variables">current</text:span> method must be overriden to provide the proper implementation. <text:s/>The default <text:span text:style-name="Class_20_Variables">current</text:span> method does nothing at all.</text:p>
      <text:p text:style-name="Method_20_Body"/>
      <text:p text:style-name="Method_20_Body"/>
      <text:h text:style-name="P20" text:outline-level="5"><text:bookmark-start text:name="key"/>key<text:bookmark-end text:name="key"/></text:h>
      <text:p text:style-name="Method_20_Body"/>
      <text:p text:style-name="Method_20_Body">Returns the current tree node key value.</text:p>
      <text:p text:style-name="Method_20_Body"/>
      <text:p text:style-name="P5">/**</text:p>
      <text:p text:style-name="P5"><text:s/>* key.</text:p>
      <text:p text:style-name="P5"><text:s/>* </text:p>
      <text:p text:style-name="P5"><text:s/>* Returns the current tree node key value.</text:p>
      <text:p text:style-name="P5"><text:s/>* <text:span text:style-name="T2">@return</text:span> $key = current tree node value.</text:p>
      <text:p text:style-name="P5"><text:s/>*/</text:p>
      <text:p text:style-name="P5">public function key()</text:p>
      <text:p text:style-name="P5">{</text:p>
      <text:p text:style-name="P5"><text:tab/>return null;</text:p>
      <text:p text:style-name="P5">}</text:p>
      <text:p text:style-name="Method_20_Body"/>
      <text:p text:style-name="Method_20_Body">The <text:span text:style-name="Class_20_Variables">key</text:span> method must be overriden to provide the proper implementation. <text:s/>The default <text:span text:style-name="Class_20_Variables">key</text:span> method returns a null value.</text:p>
      <text:p text:style-name="Method_20_Body"/>
      <text:p text:style-name="Method_20_Body"/>
      <text:h text:style-name="P20" text:outline-level="5"><text:bookmark-start text:name="next"/>next<text:bookmark-end text:name="next"/></text:h>
      <text:p text:style-name="Method_20_Body"/>
      <text:p text:style-name="Method_20_Body">Moves the current node pointer to the next node in the tree in <text:span text:style-name="T8">In-Order Traversal</text:span>.</text:p>
      <text:p text:style-name="Method_20_Body"/>
      <text:p text:style-name="P5">/**</text:p>
      <text:p text:style-name="P5"><text:s/>* next.</text:p>
      <text:p text:style-name="P5"><text:s/>* </text:p>
      <text:p text:style-name="P5"><text:s/>* Moves current to the next node in the tree in In-Order Traversal.</text:p>
      <text:p text:style-name="P5"><text:s/>* <text:span text:style-name="T2">@return</text:span> null.</text:p>
      <text:p text:style-name="P5"><text:s/>*/</text:p>
      <text:p text:style-name="P5">public function next()</text:p>
      <text:p text:style-name="P5">{</text:p>
      <text:p text:style-name="P5"><text:tab/>return null;</text:p>
      <text:p text:style-name="P5">}</text:p>
      <text:p text:style-name="Method_20_Body"/>
      <text:p text:style-name="Method_20_Body">The <text:span text:style-name="Class_20_Variables">next</text:span> method must be overriden to provide the proper implementation. <text:s/>The default <text:span text:style-name="Class_20_Variables">next</text:span> method takes no action and returns a null value.</text:p>
      <text:p text:style-name="Method_20_Body"/>
      <text:p text:style-name="Method_20_Body"/>
      <text:h text:style-name="P20" text:outline-level="5"><text:bookmark-start text:name="valid"/>valid<text:bookmark-end text:name="valid"/></text:h>
      <text:p text:style-name="Method_20_Body"/>
      <text:p text:style-name="Method_20_Body">Returns the validity of the current node pointer.</text:p>
      <text:p text:style-name="Method_20_Body"/>
      <text:p text:style-name="P5">/**</text:p>
      <text:p text:style-name="P5"><text:s/>* valid.</text:p>
      <text:p text:style-name="P5"><text:s/>* </text:p>
      <text:p text:style-name="P5"><text:s/>* Returns the validity of the current node pointer</text:p>
      <text:p text:style-name="P5"><text:s/>* <text:span text:style-name="T2">@return</text:span> boolean true = the current node pointer is valid.</text:p>
      <text:p text:style-name="P5"><text:s/>*/</text:p>
      <text:p text:style-name="P5">public function valid()</text:p>
      <text:p text:style-name="P5">{</text:p>
      <text:p text:style-name="P5"><text:tab/>return false;</text:p>
      <text:p text:style-name="P5">}</text:p>
      <text:p text:style-name="Method_20_Body"/>
      <text:p text:style-name="Method_20_Body">The <text:span text:style-name="Class_20_Variables">valid</text:span> method must be overriden to provide the proper implementation. <text:s/>The default <text:span text:style-name="Class_20_Variables">valid</text:span> method takes no action and returns a false value.</text:p>
      <text:p text:style-name="Method_20_Body"/>
      <text:p text:style-name="Method_20_Body"/>
      <text:h text:style-name="P20" text:outline-level="5"><text:bookmark-start text:name="count"/>count<text:bookmark-end text:name="count"/></text:h>
      <text:p text:style-name="Method_20_Body"/>
      <text:p text:style-name="Method_20_Body">Returns the number of unique nodes in the tree.</text:p>
      <text:p text:style-name="Method_20_Body"/>
      <text:p text:style-name="P5">/**</text:p>
      <text:p text:style-name="P5"><text:s/>* count</text:p>
      <text:p text:style-name="P5"><text:s/>*</text:p>
      <text:p text:style-name="P5"><text:s/>* Returns the number of unique nodes in the tree</text:p>
      <text:p text:style-name="P5"><text:s/>* <text:span text:style-name="T2">@return</text:span> integer $count</text:p>
      <text:p text:style-name="P5"><text:s/>*/</text:p>
      <text:p text:style-name="P5">public function count()</text:p>
      <text:p text:style-name="P5">{</text:p>
      <text:p text:style-name="P5"><text:tab/>return 0;</text:p>
      <text:p text:style-name="P5">}</text:p>
      <text:p text:style-name="Method_20_Body"/>
      <text:p text:style-name="Method_20_Body">The <text:span text:style-name="Class_20_Variables">count</text:span> method must be overriden to provide the proper implementation. <text:s/>The default <text:span text:style-name="Class_20_Variables">count</text:span> method takes no action and returns a 0 value.</text:p>
      <text:p text:style-name="Method_20_Body"/>
      <text:p text:style-name="Method_20_Body"/>
      <text:h text:style-name="P20" text:outline-level="5"><text:bookmark-start text:name="offsetSet"/>offsetSet<text:bookmark-end text:name="offsetSet"/></text:h>
      <text:p text:style-name="Method_20_Body"/>
      <text:p text:style-name="Method_20_Body">Set the value at the indicated offset.</text:p>
      <text:p text:style-name="Method_20_Body"/>
      <text:p text:style-name="P5">/**</text:p>
      <text:p text:style-name="P5"><text:s/>* offsetSet</text:p>
      <text:p text:style-name="P5"><text:s/>*</text:p>
      <text:p text:style-name="P5"><text:s/>* Set the value at the indicated offset</text:p>
      <text:p text:style-name="P5"><text:s/>* <text:span text:style-name="T2">@param</text:span> mixed $offset = offset to the entry (property name)</text:p>
      <text:p text:style-name="P5"><text:s/>* <text:span text:style-name="T2">@param</text:span> mixed $value = value of property</text:p>
      <text:p text:style-name="P5"><text:s/>*/</text:p>
      <text:p text:style-name="P5">public function offsetSet($offset, $value)</text:p>
      <text:p text:style-name="P5">{</text:p>
      <text:p text:style-name="P5">}</text:p>
      <text:p text:style-name="Method_20_Body"/>
      <text:p text:style-name="Method_20_Body">The <text:span text:style-name="Class_20_Variables">offsetSet</text:span> method must be overriden to provide the proper implementation. <text:s/>The default <text:span text:style-name="Class_20_Variables">offsetSet</text:span> method does nothing.</text:p>
      <text:p text:style-name="Method_20_Body"/>
      <text:p text:style-name="Method_20_Body"/>
      <text:h text:style-name="P20" text:outline-level="5"><text:bookmark-start text:name="offsetGet"/>offsetGet<text:bookmark-end text:name="offsetGet"/></text:h>
      <text:p text:style-name="Method_20_Body"/>
      <text:p text:style-name="Method_20_Body">Returns the value at the indicated offset.</text:p>
      <text:p text:style-name="Method_20_Body"/>
      <text:p text:style-name="P5">/**</text:p>
      <text:p text:style-name="Method_20_Code_20_Listing"><text:s/>* offsetGet</text:p>
      <text:p text:style-name="Method_20_Code_20_Listing"><text:s/>*</text:p>
      <text:p text:style-name="Method_20_Code_20_Listing"><text:s/>* Returns the value at the indicated offset</text:p>
      <text:p text:style-name="Method_20_Code_20_Listing"><text:s/>* <text:span text:style-name="T2">@param</text:span> mixed $offset = offset to the entry (property name)</text:p>
      <text:p text:style-name="Method_20_Code_20_Listing"><text:s/>* <text:span text:style-name="T2">@return</text:span>s mixed $value = value of property, null if not found</text:p>
      <text:p text:style-name="Method_20_Code_20_Listing"><text:s/>*/</text:p>
      <text:p text:style-name="Method_20_Code_20_Listing">public function offsetGet($offset)</text:p>
      <text:p text:style-name="Method_20_Code_20_Listing">{</text:p>
      <text:p text:style-name="Method_20_Code_20_Listing"><text:tab/>return null;</text:p>
      <text:p text:style-name="Method_20_Code_20_Listing">}</text:p>
      <text:p text:style-name="Method_20_Body"/>
      <text:p text:style-name="Method_20_Body">The <text:span text:style-name="Class_20_Variables">offsetGet</text:span> method must be overriden to provide the proper implementation. <text:s/>The default <text:span text:style-name="Class_20_Variables">offsetGet</text:span> method takes no action and returns a null value.</text:p>
      <text:p text:style-name="Method_20_Body"/>
      <text:p text:style-name="Method_20_Body"/>
      <text:h text:style-name="P20" text:outline-level="5"><text:bookmark-start text:name="offsetExists"/>offsetExists<text:bookmark-end text:name="offsetExists"/></text:h>
      <text:p text:style-name="Method_20_Body"/>
      <text:p text:style-name="Method_20_Body">Returns true if the offset exists, false if not.</text:p>
      <text:p text:style-name="Method_20_Body"/>
      <text:p text:style-name="P5">/**</text:p>
      <text:p text:style-name="P5"><text:s/>* offsetExists</text:p>
      <text:p text:style-name="P5"><text:s/>*</text:p>
      <text:p text:style-name="P5"><text:s/>* Returns true if the offset exists, false if not</text:p>
      <text:p text:style-name="P5"><text:s/>* <text:span text:style-name="T2">@param</text:span> mixed $offset = offset (property) to test for existence</text:p>
      <text:p text:style-name="P5"><text:s/>*/</text:p>
      <text:p text:style-name="P5">public function offsetExists($offset)</text:p>
      <text:p text:style-name="P5">{</text:p>
      <text:p text:style-name="P5"><text:tab/>return false;</text:p>
      <text:p text:style-name="P5">}</text:p>
      <text:p text:style-name="Method_20_Body"/>
      <text:p text:style-name="Method_20_Body">The <text:span text:style-name="Class_20_Variables">offsetExists</text:span> method must be overriden to provide the proper implementation. <text:s/>The default <text:span text:style-name="Class_20_Variables">offsetExists</text:span> method takes no action and returns a false value.</text:p>
      <text:p text:style-name="Method_20_Body"/>
      <text:p text:style-name="Method_20_Body"/>
      <text:h text:style-name="P20" text:outline-level="5"><text:bookmark-start text:name="offsetUnset"/>offsetUnset<text:bookmark-end text:name="offsetUnset"/></text:h>
      <text:p text:style-name="Method_20_Body"/>
      <text:p text:style-name="Method_20_Body">Unset the provided offset.</text:p>
      <text:p text:style-name="Method_20_Body"/>
      <text:p text:style-name="P5">/**</text:p>
      <text:p text:style-name="P5"><text:s/>* offsetUnset</text:p>
      <text:p text:style-name="P5"><text:s/>*</text:p>
      <text:p text:style-name="P5"><text:s/>* Unset the provided offset</text:p>
      <text:p text:style-name="P5"><text:s/>* <text:span text:style-name="T2">@param</text:span> mixed $offset = offset to unset</text:p>
      <text:p text:style-name="P5"><text:s/>*/</text:p>
      <text:p text:style-name="P5">public function offsetUnset($offset)</text:p>
      <text:p text:style-name="P5">{</text:p>
      <text:p text:style-name="P5">}</text:p>
      <text:p text:style-name="Method_20_Body"/>
      <text:p text:style-name="Method_20_Body">The <text:span text:style-name="Class_20_Variables">offsetUnset</text:span> method must be overriden to provide the proper implementation. <text:s/>The default <text:span text:style-name="Class_20_Variables">offsetUnset</text:span> method does nothing.</text:p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h text:style-name="P18" text:outline-level="3">Source Listing</text:h>
      <text:p text:style-name="Coding_20_Body"/>
      <text:p text:style-name="P6">&lt;?php</text:p>
      <text:p text:style-name="P6">namespace Library\LLRBTree;</text:p>
      <text:p text:style-name="P6"/>
      <text:p text:style-name="P6">/*</text:p>
      <text:p text:style-name="P6"><text:s/>* <text:tab/>LLRBTree\bTree is copyright © 2012. EarthWalk Software.</text:p>
      <text:p text:style-name="P6"><text:s/>* <text:tab/>Licensed under the Academic Free License version 3.0</text:p>
      <text:p text:style-name="P6"><text:s/>* <text:tab/>Refer to the file named License.txt provided with the source, </text:p>
      <text:p text:style-name="P6"><text:s/>* <text:tab/> <text:s text:c="2"/>or from http://opensource.org/licenses/academic.php</text:p>
      <text:p text:style-name="P6"><text:s/>*/</text:p>
      <text:p text:style-name="P6">/**</text:p>
      <text:p text:style-name="P6"><text:s/>* </text:p>
      <text:p text:style-name="P6"><text:s/>* bTree.</text:p>
      <text:p text:style-name="P6"><text:s/>* </text:p>
      <text:p text:style-name="P6"><text:s/>* Abstract class containing binary tree abstract methods.</text:p>
      <text:p text:style-name="P6"><text:s/>* <text:span text:style-name="T2">@author</text:span> Jay Wheeler.</text:p>
      <text:p text:style-name="P6"><text:s/>* <text:span text:style-name="T2">@version</text:span> 1.0</text:p>
      <text:p text:style-name="P6"><text:s/>* <text:span text:style-name="T2">@copyright</text:span> © 2012. EarthWalk Software.</text:p>
      <text:p text:style-name="P6"><text:s/>* <text:span text:style-name="T2">@license</text:span> Licensed under the Academic Free License version 3.0.</text:p>
      <text:p text:style-name="P6"><text:s/>* <text:span text:style-name="T2">@package</text:span> Library</text:p>
      <text:p text:style-name="P6"><text:s/>* <text:span text:style-name="T2">@subpackage</text:span> LLRBTree.</text:p>
      <text:p text:style-name="P6"><text:s/>*/</text:p>
      <text:p text:style-name="P6">abstract class bTree implements \ArrayAccess, \Iterator, \Countable</text:p>
      <text:p text:style-name="P6">{</text:p>
      <text:p text:style-name="P6"><text:tab/>/**</text:p>
      <text:p text:style-name="P6"><text:tab/> * root</text:p>
      <text:p text:style-name="P6"><text:tab/> * </text:p>
      <text:p text:style-name="P6"><text:tab/> * The current root node number</text:p>
      <text:p text:style-name="P6"><text:tab/> * <text:span text:style-name="T2">@var</text:span> integer $root</text:p>
      <text:p text:style-name="P6"><text:tab/> */</text:p>
      <text:p text:style-name="P6"><text:tab/>protected $root;</text:p>
      <text:p text:style-name="P6"/>
      <text:p text:style-name="P6"><text:tab/>/**</text:p>
      <text:p text:style-name="P6"><text:tab/> * current</text:p>
      <text:p text:style-name="P6"><text:tab/> * </text:p>
      <text:p text:style-name="P6"><text:tab/> * The current node number</text:p>
      <text:p text:style-name="P6"><text:tab/> * <text:span text:style-name="T2">@var</text:span> integer $current</text:p>
      <text:p text:style-name="P6"><text:tab/> */</text:p>
      <text:p text:style-name="P6"><text:tab/>protected $current;</text:p>
      <text:p text:style-name="P6"/>
      <text:p text:style-name="P6"><text:tab/>/**</text:p>
      <text:p text:style-name="P6"><text:tab/> * nodes</text:p>
      <text:p text:style-name="P6"><text:tab/> * </text:p>
      <text:p text:style-name="P6"><text:tab/> * Count of the number of unique nodes</text:p>
      <text:p text:style-name="P6"><text:tab/> * <text:span text:style-name="T2">@var</text:span> integer $nodes</text:p>
      <text:p text:style-name="P6"><text:tab/> */</text:p>
      <text:p text:style-name="P6"><text:tab/>protected $nodes;</text:p>
      <text:p text:style-name="P6"/>
      <text:p text:style-name="P6"><text:tab/>/**</text:p>
      <text:p text:style-name="P6"><text:tab/> * __construct.</text:p>
      <text:p text:style-name="P6"><text:tab/> * </text:p>
      <text:p text:style-name="P6"><text:tab/> * Class constructor.</text:p>
      <text:p text:style-name="P6"><text:tab/> * <text:span text:style-name="T2">@return</text:span> tree object</text:p>
      <text:p text:style-name="P6"><text:tab/> */</text:p>
      <text:p text:style-name="P6"><text:tab/>public function __construct()</text:p>
      <text:p text:style-name="P6"><text:tab/>{</text:p>
      <text:p text:style-name="P6"><text:tab/><text:tab/>$this-&gt;nodes = 0;</text:p>
      <text:p text:style-name="P6"><text:tab/><text:tab/>$this-&gt;root = null;</text:p>
      <text:p text:style-name="P6"><text:tab/><text:tab/>$this-&gt;current = null;</text:p>
      <text:p text:style-name="P6"><text:tab/>}</text:p>
      <text:p text:style-name="P6"><text:soft-page-break/></text:p>
      <text:p text:style-name="P6"><text:tab/>/**</text:p>
      <text:p text:style-name="P6"><text:tab/> * __destruct.</text:p>
      <text:p text:style-name="P6"><text:tab/> * </text:p>
      <text:p text:style-name="P6"><text:tab/> * Class destructor.</text:p>
      <text:p text:style-name="P6"><text:tab/> * <text:span text:style-name="T2">@return</text:span> null</text:p>
      <text:p text:style-name="P6"><text:tab/> */</text:p>
      <text:p text:style-name="P6"><text:tab/>public function __destruct()</text:p>
      <text:p text:style-name="P6"><text:tab/>{</text:p>
      <text:p text:style-name="P6"><text:tab/>}</text:p>
      <text:p text:style-name="P6"/>
      <text:p text:style-name="P6"><text:tab/>/**</text:p>
      <text:p text:style-name="P6"><text:tab/> * insert.</text:p>
      <text:p text:style-name="P6"><text:tab/> *</text:p>
      <text:p text:style-name="P6"><text:tab/> * insert a key node in the tree.</text:p>
      <text:p text:style-name="P6"><text:tab/> * <text:span text:style-name="T2">@param</text:span> $key is the key to add to the tree.</text:p>
      <text:p text:style-name="P6"><text:tab/> * <text:span text:style-name="T2">@param</text:span> $data is the (optional) data to add to the key node.</text:p>
      <text:p text:style-name="P6"><text:tab/> * <text:span text:style-name="T2">@return</text:span> $node = pointer to the inserted key node.</text:p>
      <text:p text:style-name="P6"><text:tab/> */</text:p>
      <text:p text:style-name="P6"><text:tab/>abstract public function insert($key, $data=null);</text:p>
      <text:p text:style-name="P6"/>
      <text:p text:style-name="P6"><text:tab/>/**</text:p>
      <text:p text:style-name="P6"><text:tab/> * search.</text:p>
      <text:p text:style-name="P6"><text:tab/> *</text:p>
      <text:p text:style-name="P6"><text:tab/> * lookup a key in the tree.</text:p>
      <text:p text:style-name="P6"><text:tab/> * <text:span text:style-name="T2">@param</text:span> $key is the key to lookup in the tree.</text:p>
      <text:p text:style-name="P6"><text:tab/> * <text:span text:style-name="T2">@param</text:span> $data is the value to store in the key-ed node.</text:p>
      <text:p text:style-name="P6"><text:tab/> * <text:span text:style-name="T2">@param</text:span> $okayToAdd = true to add unfound node, false to return null if not found.</text:p>
      <text:p text:style-name="P6"><text:tab/> * <text:span text:style-name="T2">@return</text:span> $node = pointer to the node, null if not found.</text:p>
      <text:p text:style-name="P6"><text:tab/> */</text:p>
      <text:p text:style-name="P6"><text:tab/>abstract public function search($key, $data=null, $okayToAdd=false);</text:p>
      <text:p text:style-name="P6"/>
      <text:p text:style-name="P6"><text:tab/>/**</text:p>
      <text:p text:style-name="P6"><text:tab/> * treeTop.</text:p>
      <text:p text:style-name="P6"><text:tab/> * </text:p>
      <text:p text:style-name="P6"><text:tab/> * Return the minimum item in the tree (the top).</text:p>
      <text:p text:style-name="P6"><text:tab/> * <text:span text:style-name="T2">@return</text:span> $node = node containing the smallest item.</text:p>
      <text:p text:style-name="P6"><text:tab/> */</text:p>
      <text:p text:style-name="P6"><text:tab/>abstract public function treeTop();</text:p>
      <text:p text:style-name="P6"/>
      <text:p text:style-name="P6"><text:tab/>/**</text:p>
      <text:p text:style-name="P6"><text:tab/> * leaf.</text:p>
      <text:p text:style-name="P6"><text:tab/> * </text:p>
      <text:p text:style-name="P6"><text:tab/> * Return the left leaf in the supplied branch.</text:p>
      <text:p text:style-name="P6"><text:tab/> * <text:span text:style-name="T2">@param</text:span> $node = branch to get the left leaf from</text:p>
      <text:p text:style-name="P6"><text:tab/> * <text:span text:style-name="T2">@return</text:span> $node = node containing the smallest item.</text:p>
      <text:p text:style-name="P6"><text:tab/> */</text:p>
      <text:p text:style-name="P6"><text:tab/>abstract public function leaf($node);</text:p>
      <text:p text:style-name="P6"/>
      <text:p text:style-name="P6"><text:tab/>/**</text:p>
      <text:p text:style-name="P6"><text:tab/> * deleteMin.</text:p>
      <text:p text:style-name="P6"><text:tab/> * </text:p>
      <text:p text:style-name="P6"><text:tab/> * Delete the smallest item in the tree.</text:p>
      <text:p text:style-name="P6"><text:tab/> */</text:p>
      <text:p text:style-name="P6"><text:tab/>abstract public function deleteMin();</text:p>
      <text:p text:style-name="P6"/>
      <text:p text:style-name="P6"/>
      <text:p text:style-name="P12"><text:tab/>/**</text:p>
      <text:p text:style-name="P6"><text:tab/> * delete.</text:p>
      <text:p text:style-name="P6"><text:tab/> * </text:p>
      <text:p text:style-name="P6"><text:tab/> * Delete a node in the tree.</text:p>
      <text:p text:style-name="P6"><text:tab/> * <text:span text:style-name="T2">@param</text:span> $key = name of the key to delete</text:p>
      <text:p text:style-name="P6"><text:tab/> * <text:span text:style-name="T2">@return</text:span> null</text:p>
      <text:p text:style-name="P6"><text:tab/> */</text:p>
      <text:p text:style-name="P6"><text:tab/>abstract public function delete($key);</text:p>
      <text:p text:style-name="P6"/>
      <text:p text:style-name="P6"><text:tab/>/**</text:p>
      <text:p text:style-name="P6"><text:tab/> * root.</text:p>
      <text:p text:style-name="P6"><text:tab/> * </text:p>
      <text:p text:style-name="P6"><text:tab/> * Return the current tree root.</text:p>
      <text:p text:style-name="P6"><text:tab/> * <text:span text:style-name="T2">@return</text:span> $root = current tree root.</text:p>
      <text:p text:style-name="P6"><text:tab/> */</text:p>
      <text:p text:style-name="P6"><text:tab/>abstract public function root();</text:p>
      <text:p text:style-name="P6"/>
      <text:p text:style-name="P6"><text:tab/>/**</text:p>
      <text:p text:style-name="P6"><text:tab/> * nodes.</text:p>
      <text:p text:style-name="P6"><text:tab/> * </text:p>
      <text:p text:style-name="P6"><text:tab/> * Return the number of unique nodes in the tree.</text:p>
      <text:p text:style-name="P6"><text:tab/> * <text:span text:style-name="T2">@return</text:span> $nodes = count of the unique nodes.</text:p>
      <text:p text:style-name="P6"><text:tab/> */</text:p>
      <text:p text:style-name="P6"><text:tab/>abstract public function nodes();</text:p>
      <text:p text:style-name="P6"/>
      <text:p text:style-name="P6"><text:tab/>/**</text:p>
      <text:p text:style-name="P6"><text:tab/> * firstNode.</text:p>
      <text:p text:style-name="P6"><text:tab/> * </text:p>
      <text:p text:style-name="P6"><text:tab/> * Return the first item in the tree (in key order).</text:p>
      <text:p text:style-name="P6"><text:tab/> * <text:span text:style-name="T2">@return</text:span> $node = the first node in the tree, null if the tree is empty.</text:p>
      <text:p text:style-name="P6"><text:tab/> */</text:p>
      <text:p text:style-name="P6"><text:tab/>abstract public function firstNode();</text:p>
      <text:p text:style-name="P6"/>
      <text:p text:style-name="P6"><text:tab/>/**</text:p>
      <text:p text:style-name="P6"><text:tab/> * nextNode.</text:p>
      <text:p text:style-name="P6"><text:tab/> * </text:p>
      <text:p text:style-name="P6"><text:tab/> * Return the next item in the tree (in key order).</text:p>
      <text:p text:style-name="P6"><text:tab/> * <text:span text:style-name="T2">@return</text:span> $node = the next node in the tree, null if at the tree end.</text:p>
      <text:p text:style-name="P6"><text:tab/> */</text:p>
      <text:p text:style-name="P6"><text:tab/>abstract public function nextNode();</text:p>
      <text:p text:style-name="P6"/>
      <text:p text:style-name="P6"><text:tab/>/**</text:p>
      <text:p text:style-name="P6"><text:tab/> * currentNode.</text:p>
      <text:p text:style-name="P6"><text:tab/> * </text:p>
      <text:p text:style-name="P6"><text:tab/> * Returns the current tree node.</text:p>
      <text:p text:style-name="P6"><text:tab/> * <text:span text:style-name="T2">@return</text:span> $current = current tree node.</text:p>
      <text:p text:style-name="P6"><text:tab/> */</text:p>
      <text:p text:style-name="P6"><text:tab/>abstract public function currentNode();</text:p>
      <text:p text:style-name="P6"/>
      <text:p text:style-name="P6"><text:tab/>/**</text:p>
      <text:p text:style-name="P6"><text:tab/> * rewind.</text:p>
      <text:p text:style-name="P6"><text:tab/> * </text:p>
      <text:p text:style-name="P6"><text:tab/> * Moves the current node pointer to the first item in the tree.</text:p>
      <text:p text:style-name="P6"><text:tab/> */</text:p>
      <text:p text:style-name="P6"><text:tab/>public function rewind()</text:p>
      <text:p text:style-name="P6"><text:tab/>{</text:p>
      <text:p text:style-name="P6"><text:tab/><text:tab/>$this-&gt;firstNode();</text:p>
      <text:p text:style-name="P6"><text:tab/>}</text:p>
      <text:p text:style-name="P6"/>
      <text:p text:style-name="P6"/>
      <text:p text:style-name="P12"><text:tab/>/**</text:p>
      <text:p text:style-name="P6"><text:tab/> * current.</text:p>
      <text:p text:style-name="P6"><text:tab/> * </text:p>
      <text:p text:style-name="P6"><text:tab/> * Returns the current tree node data.</text:p>
      <text:p text:style-name="P6"><text:tab/> */</text:p>
      <text:p text:style-name="P6"><text:tab/>public function current()</text:p>
      <text:p text:style-name="P6"><text:tab/>{</text:p>
      <text:p text:style-name="P6"><text:tab/>}</text:p>
      <text:p text:style-name="P6"/>
      <text:p text:style-name="P6"><text:tab/>/**</text:p>
      <text:p text:style-name="P6"><text:tab/> * key.</text:p>
      <text:p text:style-name="P6"><text:tab/> * </text:p>
      <text:p text:style-name="P6"><text:tab/> * Returns the current tree node key value.</text:p>
      <text:p text:style-name="P6"><text:tab/> * <text:span text:style-name="T2">@return</text:span> $key = current tree node value.</text:p>
      <text:p text:style-name="P6"><text:tab/> */</text:p>
      <text:p text:style-name="P6"><text:tab/>public function key()</text:p>
      <text:p text:style-name="P6"><text:tab/>{</text:p>
      <text:p text:style-name="P6"><text:tab/><text:tab/>return null;</text:p>
      <text:p text:style-name="P6"><text:tab/>}</text:p>
      <text:p text:style-name="P6"/>
      <text:p text:style-name="P6"><text:tab/>/**</text:p>
      <text:p text:style-name="P6"><text:tab/> * next.</text:p>
      <text:p text:style-name="P6"><text:tab/> * </text:p>
      <text:p text:style-name="P6"><text:tab/> * Moves current to the next node in the tree in In-Order Traversal.</text:p>
      <text:p text:style-name="P6"><text:tab/> * <text:span text:style-name="T2">@return</text:span> null.</text:p>
      <text:p text:style-name="P6"><text:tab/> */</text:p>
      <text:p text:style-name="P6"><text:tab/>public function next()</text:p>
      <text:p text:style-name="P6"><text:tab/>{</text:p>
      <text:p text:style-name="P6"><text:tab/><text:tab/>return null;</text:p>
      <text:p text:style-name="P6"><text:tab/>}</text:p>
      <text:p text:style-name="P6"/>
      <text:p text:style-name="P6"><text:tab/>/**</text:p>
      <text:p text:style-name="P6"><text:tab/> * valid.</text:p>
      <text:p text:style-name="P6"><text:tab/> * </text:p>
      <text:p text:style-name="P6"><text:tab/> * Returns the validity of the current node pointer</text:p>
      <text:p text:style-name="P6"><text:tab/> * <text:span text:style-name="T2">@return</text:span> boolean true = the current node pointer is valid.</text:p>
      <text:p text:style-name="P6"><text:tab/> */</text:p>
      <text:p text:style-name="P6"><text:tab/>public function valid()</text:p>
      <text:p text:style-name="P6"><text:tab/>{</text:p>
      <text:p text:style-name="P6"><text:tab/><text:tab/>return false;</text:p>
      <text:p text:style-name="P6"><text:tab/>}</text:p>
      <text:p text:style-name="P6"/>
      <text:p text:style-name="P6"><text:tab/>/**</text:p>
      <text:p text:style-name="P6"><text:tab/> * count</text:p>
      <text:p text:style-name="P6"><text:tab/> *</text:p>
      <text:p text:style-name="P6"><text:tab/> * Returns the number of unique nodes in the tree</text:p>
      <text:p text:style-name="P6"><text:tab/> * <text:span text:style-name="T2">@return</text:span> integer $count</text:p>
      <text:p text:style-name="P6"><text:tab/> */</text:p>
      <text:p text:style-name="P6"><text:tab/>public function count()</text:p>
      <text:p text:style-name="P6"><text:tab/>{</text:p>
      <text:p text:style-name="P6"><text:tab/><text:tab/>return 0;</text:p>
      <text:p text:style-name="P6"><text:tab/>}</text:p>
      <text:p text:style-name="P6"/>
      <text:p text:style-name="P6"/>
      <text:p text:style-name="P12"><text:tab/>/**</text:p>
      <text:p text:style-name="P6"><text:tab/> * offsetSet</text:p>
      <text:p text:style-name="P6"><text:tab/> *</text:p>
      <text:p text:style-name="P6"><text:tab/> * Set the value at the indicated offset</text:p>
      <text:p text:style-name="P6"><text:tab/> * <text:span text:style-name="T2">@param</text:span> mixed $offset = offset to the entry (property name)</text:p>
      <text:p text:style-name="P6"><text:tab/> * <text:span text:style-name="T2">@param</text:span> mixed $value = value of property</text:p>
      <text:p text:style-name="P6"><text:tab/> */</text:p>
      <text:p text:style-name="P6"><text:tab/>public function offsetSet($offset, $value)</text:p>
      <text:p text:style-name="P6"><text:tab/>{</text:p>
      <text:p text:style-name="P6"><text:tab/>}</text:p>
      <text:p text:style-name="P6"/>
      <text:p text:style-name="P6"><text:tab/>/**</text:p>
      <text:p text:style-name="P6"><text:tab/> * offsetGet</text:p>
      <text:p text:style-name="P6"><text:tab/> *</text:p>
      <text:p text:style-name="P6"><text:tab/> * Returns the value at the indicated offset</text:p>
      <text:p text:style-name="P6"><text:tab/> * <text:span text:style-name="T2">@param</text:span> mixed $offset = offset to the entry (property name)</text:p>
      <text:p text:style-name="P6"><text:tab/> * <text:span text:style-name="T2">@return</text:span>s mixed $value = value of property, null if not found</text:p>
      <text:p text:style-name="P6"><text:tab/> */</text:p>
      <text:p text:style-name="P6"><text:tab/>public function offsetGet($offset)</text:p>
      <text:p text:style-name="P6"><text:tab/>{</text:p>
      <text:p text:style-name="P6"><text:tab/><text:tab/>return null;</text:p>
      <text:p text:style-name="P6"><text:tab/>}</text:p>
      <text:p text:style-name="P6"/>
      <text:p text:style-name="P6"><text:tab/>/**</text:p>
      <text:p text:style-name="P6"><text:tab/> * offsetExists</text:p>
      <text:p text:style-name="P6"><text:tab/> *</text:p>
      <text:p text:style-name="P6"><text:tab/> * Returns true if the offset exists, false if not</text:p>
      <text:p text:style-name="P6"><text:tab/> * <text:span text:style-name="T2">@param</text:span> mixed $offset = offset (property) to test for existence</text:p>
      <text:p text:style-name="P6"><text:tab/> */</text:p>
      <text:p text:style-name="P6"><text:tab/>public function offsetExists($offset)</text:p>
      <text:p text:style-name="P6"><text:tab/>{</text:p>
      <text:p text:style-name="P6"><text:tab/><text:tab/>return false;</text:p>
      <text:p text:style-name="P6"><text:tab/>}</text:p>
      <text:p text:style-name="P6"/>
      <text:p text:style-name="P6"><text:tab/>/**</text:p>
      <text:p text:style-name="P6"><text:tab/> * offsetUnset</text:p>
      <text:p text:style-name="P6"><text:tab/> *</text:p>
      <text:p text:style-name="P6"><text:tab/> * Unset the provided offset</text:p>
      <text:p text:style-name="P6"><text:tab/> * <text:span text:style-name="T2">@param</text:span> mixed $offset = offset to unset</text:p>
      <text:p text:style-name="P6"><text:tab/> */</text:p>
      <text:p text:style-name="P6"><text:tab/>public function offsetUnset($offset)</text:p>
      <text:p text:style-name="P6"><text:tab/>{</text:p>
      <text:p text:style-name="P6"><text:tab/>}</text:p>
      <text:p text:style-name="P6"/>
      <text:p text:style-name="P6">}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family="'DejaVu Serif'" style:font-style-name="Book" style:font-family-generic="roman" style:font-pitch="variable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family="'DejaVu Serif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family="'DejaVu Serif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in" fo:margin-right="0in" fo:text-indent="0in" style:auto-text-indent="false"/>
      <style:text-properties fo:color="#0000ff" style:font-name="DejaVu Serif" fo:font-family="'DejaVu Serif'" style:font-style-name="Book" style:font-family-generic="roman" style:font-pitch="variable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2756in" fo:margin-right="0in" fo:text-indent="0in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2756in" fo:margin-right="0in" fo:text-indent="0in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in" fo:margin-right="0in" fo:text-indent="0in" style:auto-text-indent="false"/>
      <style:text-properties fo:color="#0000ff" style:font-name="DejaVu Serif1" fo:font-family="'DejaVu Serif'" style:font-style-name="Bold" style:font-family-generic="roman" style:font-pitch="variable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0.472in" fo:margin-right="0in" fo:text-indent="0in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in" fo:margin-right="0in" fo:text-indent="0in" style:auto-text-indent="false"/>
      <style:text-properties fo:color="#0000ff" style:font-name="DejaVu Serif1" fo:font-family="'DejaVu Serif'" style:font-style-name="Bold" style:font-family-generic="roman" style:font-pitch="variable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2756in" fo:margin-right="0in" fo:text-indent="0in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0.472in" fo:margin-right="0in" fo:text-indent="0in" style:auto-text-indent="false"/>
      <style:text-properties fo:color="#000080" style:font-name="DejaVu Sans Mono" fo:font-family="'DejaVu Sans Mono'" style:font-style-name="Bold" style:font-family-generic="modern" style:font-pitch="fixed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1181in" fo:margin-right="0in" fo:text-indent="0in" style:auto-text-indent="false"/>
      <style:text-properties fo:color="#0000ff" style:font-name="DejaVu Sans Mono" fo:font-family="'DejaVu Sans Mono'" style:font-style-name="Bold" style:font-family-generic="modern" style:font-pitch="fixed" fo:font-size="9pt" fo:font-weight="bold" style:font-weight-asian="normal"/>
    </style:style>
    <style:style style:name="Class_20_Footer" style:display-name="Class Footer" style:family="paragraph" style:parent-style-name="Standard" style:master-page-name="">
      <loext:graphic-properties draw:fill="none" draw:fill-color="#99ccff"/>
      <style:paragraph-properties style:page-number="auto" fo:background-color="transparent" fo:padding="0.0193in" fo:border="0.06pt solid #0000ff" style:shadow="none" text:number-lines="false" text:line-number="0">
        <style:tab-stops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in" fo:margin-right="0in" fo:text-indent="0in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Class_20_Default" style:display-name="Class Default" style:family="paragraph">
      <style:text-properties style:font-name="DejaVu Serif" fo:font-family="'DejaVu Serif'" style:font-style-name="Book" style:font-family-generic="roman" style:font-pitch="variable" fo:font-size="11pt" style:font-weight-asian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family="'DejaVu Serif'" style:font-style-name="Bold Italic" style:font-family-generic="roman" style:font-pitch="variable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family="'DejaVu Serif'" style:font-style-name="Bold" style:font-family-generic="roman" style:font-pitch="variable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family="'DejaVu Serif'" style:font-style-name="Bold" style:font-family-generic="roman" style:font-pitch="variable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ariables" style:family="text">
      <style:text-properties fo:color="#0000ff" style:font-name="DejaVu Serif" fo:font-family="'DejaVu Serif'" style:font-style-name="Book" style:font-family-generic="roman" style:font-pitch="variable" fo:font-size="11pt" style:font-weight-asian="norma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Method_20_Frame" style:display-name="Method Frame" style:family="graphic">
      <style:graphic-properties svg:width="5.952in" fo:min-height="0.702in" text:anchor-type="paragraph" svg:x="0.4866in" svg:y="0.0791in" fo:margin-left="0.0791in" fo:margin-right="0.0791in" fo:margin-top="0.0791in" fo:margin-bottom="0.0791in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draw:fill="solid" draw:fill-color="#ff8080" draw:opacity="20%" fo:padding="0.0591in" fo:border="0.06pt solid #000000" style:shadow="none" draw:shadow-opacity="100%" style:editable="true" style:writing-mode="lr-tb"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0.3929in" fo:margin-left="0in" fo:margin-right="0in" fo:margin-top="0.1965in" style:shadow="none" fo:background-color="#ffffff" style:dynamic-spacing="false" draw:fill="solid" draw:fill-color="#ffffff" draw:opacity="100%"/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<text:tab/>LLRBTree\bTree<text:tab/><text:tab/><text:tab/><text:page-number text:select-page="current">31</text:page-number><text:tab/><text:tab/><text:tab/><text:date style:data-style-name="N76" text:date-value="2016-02-14T03:49:58.353942087">February 14, 2016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2T12:20:05</meta:creation-date>
    <dc:title>ClassDefault</dc:title>
    <meta:editing-duration>PT22H10M48S</meta:editing-duration>
    <meta:editing-cycles>73</meta:editing-cycles>
    <meta:generator>LibreOffice/5.0.4.2$Linux_X86_64 LibreOffice_project/00$Build-2</meta:generator>
    <meta:initial-creator>Jay Wheeler</meta:initial-creator>
    <dc:date>2016-02-14T03:49:58.300362053</dc:date>
    <meta:document-statistic meta:table-count="9" meta:image-count="0" meta:object-count="0" meta:page-count="31" meta:paragraph-count="630" meta:word-count="2681" meta:character-count="15361" meta:non-whitespace-character-count="12693"/>
    <meta:template xlink:type="simple" xlink:actuate="onRequest" xlink:title="ClassDefault" xlink:href="../ClassDefault.ott" meta:date="2012-06-12T12:20:04"/>
  </office:meta>
</office:document-meta>
</file>